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8" office:value-type="string" office:string-value="Freight Invoice. Details">
            <text:p>Freight Invoice. Details</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tating the charges incurred for a logistics service.">
            <text:p>A document stating the charges incurred for a logistics serv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Freight Invoice. UBL Version Identifier. Identifier">
            <text:p>Freight Invoice. UBL Vers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Freight Invoice. Customization Identifier. Identifier">
            <text:p>Freight Invoice. Customiza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Freight Invoice. Profile Identifier. Identifier">
            <text:p>Freight Invoice. Profile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Freight Invoice. Profile Execution Identifier. Identifier">
            <text:p>Freight Invoice. Profile Execu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Freight Invoice. Identifier">
            <text:p>Freight Invoice.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Freight Invoice. Copy_ Indicator. Indicator">
            <text:p>Freight Invoice. Copy_ Indicator. Indicato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Freight Invoice. UUID. Identifier">
            <text:p>Freight Invoice. UUID.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Freight Invoice. Issue Date. Date">
            <text:p>Freight Invoice. Issue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Freight Invoice. Issue Time. Time">
            <text:p>Freight Invoice. Issue Time. Tim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9" office:value-type="string" office:string-value="Freight Invoice. Invoice Type Code. Code">
            <text:p>Freight Invoice. Invoice Type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2]&lt;&gt;&quot;&quot;;CONCATENATE([.F12];&quot; &quot;;[.G12]);[.G12])"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Freight Invoice.">
            <text:p>A code signifying the type of the Freight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Freight Invoice. Note. Text">
            <text:p>Freight Invoice. Note.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9" office:value-type="string" office:string-value="Freight Invoice. Tax Point Date. Date">
            <text:p>Freight Invoice. Tax Point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4]&lt;&gt;&quot;&quot;;CONCATENATE([.F14];&quot; &quot;;[.G14]);[.G14])"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Freight Invoice, used to indicate the point at which tax becomes applicable.">
            <text:p>The date of the Freight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Freight Invoice. Document_ Currency Code. Code">
            <text:p>Freight Invoice. Docu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Freight Invoice. Tax_ Currency Code. Code">
            <text:p>Freight Invoice. Tax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Freight Invoice.">
            <text:p>A code signifying the currency used for tax amounts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Freight Invoice. Pricing_ Currency Code. Code">
            <text:p>Freight Invoice. Pricing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Freight Invoice.">
            <text:p>A code signifying the currency used for prices in the Freight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Freight Invoice. Payment_ Currency Code. Code">
            <text:p>Freight Invoice. Pay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Freight Invoice.">
            <text:p>A code signifying th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Freight Invoice. Payment Alternative_ Currency Code. Code">
            <text:p>Freight Invoice. Payment Alternative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Freight Invoice.">
            <text:p>A code signifying the alternativ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Freight Invoice. Accounting Cost Code. Code">
            <text:p>Freight Invoice. Accounting Cost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Freight Invoice as a whole.">
            <text:p>The buyer's accounting code, applied to the Freight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Freight Invoice. Accounting Cost. Text">
            <text:p>Freight Invoice. Accounting Cost.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Freight Invoice. Line Count. Numeric">
            <text:p>Freight Invoice. Line Count. Numeric</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e document.">
            <text:p>The number of Invoice Lines in the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Freight Invoice. Invoice_ Period. Period">
            <text:p>Freight Invoice. Invoice_ Period. Period</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ime periods to which the Freight Invoice applies.">
            <text:p>The time periods to which the Freight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10" office:string-value="Freight Invoice. Shipment">
            <text:p>Freight Invoice. Shipment</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hipment">
            <text:p>Shipment</text:p>
          </table:table-cell>
          <table:table-cell office:value-type="string" table:style-name="ce10"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hipment">
            <text:p>Ship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Details about one or more shipments covered by this Freight Invoice.">
            <text:p>Details about one or more shipments covered by this Freight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10" office:string-value="Freight Invoice. Order Reference">
            <text:p>Freight Invoice. Order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Reference to an Order associated with this Freight Invoice.">
            <text:p>Reference to an Order associated with this Freight Invoic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10" office:string-value="Freight Invoice. Billing Reference">
            <text:p>Freight Invoice. Billing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Freight Invoice. Despatch_ Document Reference. Document Reference">
            <text:p>Freight Invoice. Despatch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Freight Invoice. Receipt_ Document Reference. Document Reference">
            <text:p>Freight Invoice. Receip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10" office:string-value="Freight Invoice. Originator_ Document Reference. Document Reference">
            <text:p>Freight Invoice. Originator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Freight Invoice. Contract_ Document Reference. Document Reference">
            <text:p>Freight Invoice. Contrac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Freight Invoice. Additional_ Document Reference. Document Reference">
            <text:p>Freight Invoice. Additional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Freight Invoice. Signature">
            <text:p>Freight Invoice. Signatur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10" office:string-value="Freight Invoice. Accounting_ Supplier Party. Supplier Party">
            <text:p>Freight Invoice. Accounting_ Supplier Party. Suppli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Freight Invoice. Accounting_ Customer Party. Customer Party">
            <text:p>Freight Invoice. Accounting_ Customer Party. Custom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Freight Invoice. Payee_ Party. Party">
            <text:p>Freight Invoice. Paye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10" office:string-value="Freight Invoice. Tax Representative_ Party. Party">
            <text:p>Freight Invoice. Tax Representativ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6]"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10" office:string-value="Freight Invoice. Payment Means">
            <text:p>Freight Invoice. Payment Mean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10" office:string-value="Freight Invoice. Payment Terms">
            <text:p>Freight Invoice. Payment Term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10" office:string-value="Freight Invoice. Prepaid_ Payment. Payment">
            <text:p>Freight Invoice. Prepaid_ Payment. Payment</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9]"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10" office:string-value="Freight Invoice. Allowance Charge">
            <text:p>Freight Invoice. Allowance Charg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10" office:string-value="Freight Invoice. Tax_ Exchange Rate. Exchange Rate">
            <text:p>Freight Invoice. Tax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10" office:string-value="Freight Invoice. Pricing_ Exchange Rate. Exchange Rate">
            <text:p>Freight Invoice. Pricing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10" office:string-value="Freight Invoice. Payment_ Exchange Rate. Exchange Rate">
            <text:p>Freight Invoice. Payment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10" office:string-value="Freight Invoice. Payment Alternative_ Exchange Rate. Exchange Rate">
            <text:p>Freight Invoice. Payment Alternative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10" office:string-value="Freight Invoice. Tax Total">
            <text:p>Freight Invoice. Tax Total</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10" office:string-value="Freight Invoice. Legal_ Monetary Total. Monetary Total">
            <text:p>Freight Invoice. Legal_ Monetary Total. Monetary Total</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6]"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Freight Invoice, including Allowances, Charges, and Taxes.">
            <text:p>The total amount payable on the Freight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10" office:string-value="Freight Invoice. Invoice Line">
            <text:p>Freight Invoice. Invoice Lin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Invoice Line.">
            <text:p>An Invoice Lin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